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32pt" style:font-size-asian="32pt" style:font-size-complex="32pt"/>
    </style:style>
    <style:style style:name="P2" style:family="paragraph" style:parent-style-name="Standard">
      <style:paragraph-properties fo:text-align="center" style:justify-single-word="false"/>
      <style:text-properties fo:font-size="12pt" style:font-size-asian="10.5pt" style:font-size-complex="12pt"/>
    </style:style>
    <style:style style:name="P3" style:family="paragraph" style:parent-style-name="Standard">
      <style:paragraph-properties fo:text-align="end" style:justify-single-word="false"/>
      <style:text-properties fo:font-size="12pt" style:font-size-asian="10.5pt" style:font-size-complex="12pt"/>
    </style:style>
    <style:style style:name="P4" style:family="paragraph" style:parent-style-name="Standard">
      <style:paragraph-properties fo:text-align="start" style:justify-single-word="false"/>
      <style:text-properties fo:font-size="12pt" style:font-size-asian="10.5pt" style:font-size-complex="12pt"/>
    </style:style>
    <style:style style:name="P5" style:family="paragraph" style:parent-style-name="Standard">
      <style:paragraph-properties fo:text-align="center" style:justify-single-word="false"/>
      <style:text-properties fo:font-size="20pt" style:font-size-asian="17.5pt" style:font-size-complex="20pt"/>
    </style:style>
    <style:style style:name="P6" style:family="paragraph" style:parent-style-name="Standard">
      <style:paragraph-properties fo:text-align="start" style:justify-single-word="false"/>
      <style:text-properties fo:font-size="14pt" style:font-size-asian="14pt" style:font-size-complex="14pt"/>
    </style:style>
    <style:style style:name="P7" style:family="paragraph" style:parent-style-name="Standard">
      <style:paragraph-properties fo:text-align="start" style:justify-single-word="false"/>
      <style:text-properties fo:font-size="14pt" style:font-size-asian="12.25pt" style:font-size-complex="14pt"/>
    </style:style>
    <style:style style:name="P8" style:family="paragraph" style:parent-style-name="Standard">
      <style:paragraph-properties fo:text-align="center" style:justify-single-word="false"/>
      <style:text-properties fo:font-size="22pt" style:font-size-asian="22pt" style:font-size-complex="22pt"/>
    </style:style>
    <style:style style:name="P9" style:family="paragraph" style:parent-style-name="Standard">
      <style:paragraph-properties fo:text-align="center" style:justify-single-word="false"/>
      <style:text-properties fo:font-size="22pt" style:font-size-asian="19.25pt" style:font-size-complex="22pt"/>
    </style:style>
    <style:style style:name="P10" style:family="paragraph" style:parent-style-name="Standard">
      <style:paragraph-properties fo:text-align="start" style:justify-single-word="false"/>
      <style:text-properties fo:font-size="22pt" style:font-size-asian="19.25pt" style:font-size-complex="22pt"/>
    </style:style>
    <style:style style:name="T1"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iversidad Simón Bolívar</text:p>
      <text:p text:style-name="Standard">Departamento de Computación y Tecnología de la Informació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area 3</text:p>
      <text:p text:style-name="P1"/>
      <text:p text:style-name="P1"/>
      <text:p text:style-name="P1"/>
      <text:p text:style-name="P1"/>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Roso Peñaranda</text:p>
      <text:p text:style-name="P3">Nilver Viera</text:p>
      <text:p text:style-name="P3">Karla Alzuro</text:p>
      <text:p text:style-name="P3">Joel Araujo 10-10797</text:p>
      <text:p text:style-name="P3">Arturo Voltattorni 10-10774</text:p>
      <text:p text:style-name="P3"><text:soft-page-break/></text:p>
      <text:p text:style-name="P8">Diseño</text:p>
      <text:p text:style-name="P5"/>
      <text:p text:style-name="P4"><text:tab/><text:span text:style-name="T1">El proceso de diseño correspondiente a la tarea 3 estuvo basado en la utilización del patrón Fachada para facilitar la generación de facturas, es decir, existe una clase factura que actúa como fachada, aunque no es la fachada más externa.</text:span></text:p>
      <text:p text:style-name="P6"/>
      <text:p text:style-name="P6"><text:tab/>Se pueden observar varias fachadas menores, llamadas Controladores, que utilizan a las clases base para realizar distintas operaciones, luego está la fachada factura, que utiliza métodos de algunos controladores para imprimir la factura de un producto correspondiente.</text:p>
      <text:p text:style-name="P6"/>
      <text:p text:style-name="P6"><text:tab/>Como fachada más externa, existe la clase Empresa, que aunque no está implementada, representa el “cliente” del sistema, es decir, aquella clase que utiliza los métodos de todas las demá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9"><text:soft-page-break/>Integración</text:p>
      <text:p text:style-name="P10"/>
      <text:p text:style-name="P7"><text:tab/>El proceso de integración de los distintos módulos, se llevó a cabo utilizando la herramienta Git, de manera que no hubo dificultad al integrar los módulos independientes (Controladores y Afiliaciones).</text:p>
      <text:p text:style-name="P7"/>
      <text:p text:style-name="P7"><text:tab/>La mayor dificultad radicó en coordinar que todos los módulos necesarios para la generación de facturas tuvieran el mismo tipo de comportamiento en sus métodos, para facilitar su uso dentro de la fachada Factura.</text:p>
      <text:p text:style-name="P7"/>
      <text:p text:style-name="P7"><text:tab/>Sin embargo, gracias a la facilidad para gestionar cambios en un proyecto ofrecida por Git, se pudo mantener un proyecto estable durante su desarrollo.</text:p>
      <text:p text:style-name="P7"/>
      <text:p text:style-name="P7"><text:tab/>Luego, para crear la clase Factura, sólo hicieron falta las llamadas correspondientes a los distintos módulos, y su respectivo manejo para obtener la información deseada.</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9"><text:soft-page-break/>Notas Adicionales</text:p>
      <text:p text:style-name="P9"/>
      <text:p text:style-name="P7"><text:tab/>En el diagrama de clases, es importante notar que la clase BaseDatos está relacionada con todos los controladores, afiliaciones, y factura.</text:p>
      <text:p text:style-name="P7"/>
      <text:p text:style-name="P7"><text:tab/>Asimismo, los controladores están relacionados con sus respectivas clases bases, en concreto, ControladorConsumidores está relacionado con Clientes y Producto, ControladorServiciosOfrecidos está relacionado con Servicio y Plan, ControladorConsumos con Consumo, y Afiliaciones utiliza métodos de varias clases base.</text:p>
      <text:p text:style-name="P7"/>
      <text:p text:style-name="P7"><text:tab/>No se han colocado estas relaciones para dejar cierta legibilidad al diagram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turo </meta:initial-creator>
    <meta:creation-date>2013-10-07T00:13:34</meta:creation-date>
    <dc:date>2013-10-07T00:55:06</dc:date>
    <dc:creator>Arturo </dc:creator>
    <meta:editing-duration>PT11M12S</meta:editing-duration>
    <meta:editing-cycles>2</meta:editing-cycles>
    <meta:generator>LibreOffice/3.5$Linux_x86 LibreOffice_project/350m1$Build-2</meta:generator>
    <meta:document-statistic meta:table-count="0" meta:image-count="0" meta:object-count="0" meta:page-count="4" meta:paragraph-count="21" meta:word-count="319" meta:character-count="2179" meta:non-whitespace-character-count="1871"/>
  </office:meta>
</office:document-meta>
</file>